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Gergely Daróczi</text:h>
      <text:p text:style-name="Author">Minimal example for <text:span text:style-name="Teletype">Pandoc.brew</text:span></text:p>
      <text:h text:style-name="Heading_20_1" text:outline-level="1">Introduction</text:h>
      <text:p text:style-name="First_20_paragraph">We have two meta-information above:</text:p>
      <text:list text:style-name="L1">
        <text:list-item>
          <text:p text:style-name="P1">author</text:p>
        </text:list-item>
        <text:list-item>
          <text:p text:style-name="P1">title</text:p>
        </text:list-item>
      </text:list>
      <text:p text:style-name="First_20_paragraph">A third field could be there too: date. For details, please check out <text:a xlink:type="simple" xlink:href="http://johnmacfarlane.net/pandoc/README.html#title-block" office:name=""><text:span text:style-name="Definition">Pandoc's homepage</text:span></text:a> or just use <text:span text:style-name="Teletype">pandoc.title</text:span> function of this package.</text:p>
      <text:p text:style-name="Text_20_body">As you can see writing and formatting paragraphs cannot be easier :)</text:p>
      <text:p text:style-name="Text_20_body">But what about <text:a xlink:type="simple" xlink:href="http://www.r-project.org/" office:name=""><text:span text:style-name="Definition">R</text:span></text:a>? Let us return pi: &lt;%=pi%&gt;</text:p>
      <text:h text:style-name="Heading_20_1" text:outline-level="1">R objects</text:h>
      <text:p text:style-name="First_20_paragraph"><text:span text:style-name="Teletype">Pander.brew</text:span> would transform any returned R object to Pandoc's markdown in each code block.</text:p>
      <text:p text:style-name="Text_20_body">For example <text:span text:style-name="Teletype">mtcars</text:span>'s first 5 cases look like:</text:p>
      <text:p text:style-name="Text_20_body">&lt;%=mtcars[1:5, ]%&gt;</text:p>
      <text:p text:style-name="Text_20_body">As you can see some formatting was added to the returned table and was also split up as the original table would have been too wide.</text:p>
      <text:p text:style-name="Text_20_body">We could try other R objects too, for example <text:span text:style-name="Teletype">prcomp</text:span> on <text:span text:style-name="Teletype">iris</text:span>:</text:p>
      <text:p text:style-name="Text_20_body">&lt;%=prcomp(iris[, 1:4])%&gt;</text:p>
      <text:h text:style-name="Heading_20_2" text:outline-level="2">Returning plot</text:h>
      <text:p text:style-name="First_20_paragraph">Plots are automatically grabbed between <text:span text:style-name="Teletype">brew</text:span> tags:</text:p>
      <text:p text:style-name="Text_20_body">&lt;%= require(lattice) histogram(mtcars$hp) %&gt;</text:p>
      <text:p text:style-name="Text_20_body">And adding a caption is easy:</text:p>
      <text:p text:style-name="Text_20_body">&lt;%= set.caption('My second <text:span text:style-name="Teletype">pander</text:span> plot in red') histogram(mtcars$hp, col = 'red') %&gt;</text:p>
      <text:h text:style-name="Heading_20_1" text:outline-level="1">Captions</text:h>
      <text:p text:style-name="First_20_paragraph">Just like with tables:</text:p>
      <text:p text:style-name="Text_20_body">&lt;%= set.caption('Here goes the first two lines of USArrests') USArrests[1:2,] %&gt;</text:p>
      <text:h text:style-name="Heading_20_2" text:outline-level="2">It happens</text:h>
      <text:p text:style-name="First_20_paragraph">&lt;%= mean(unknown.R.object) %&gt;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